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ZOTERO_ITEM CSL_CITATION {&quot;citationID&quot;:&quot;WBsPLHD3&quot;,&quot;properties&quot;:{&quot;unsorted&quot;:false,&quot;formattedCitation&quot;:&quot;(Scott, 1998)&quot;,&quot;plainCitation&quot;:&quot;(Scott, 1998)&quot;,&quot;noteIndex&quot;:0},&quot;citationItems&quot;:[{&quot;id&quot;:5141,&quot;uris&quot;:[&quot;http://zotero.org/users/3369203/items/M5UD4M8U&quot;],&quot;itemData&quot;:{&quot;id&quot;:5141,&quot;type&quot;:&quot;book&quot;,&quot;citation-key&quot;:&quot;scottSeeingStateHow1998&quot;,&quot;publisher&quot;:&quot;Yale University Press&quot;,&quot;publisher-place&quot;:&quot;New Haven, CT&quot;,&quot;title&quot;:&quot;Seeing like a state: How certain schemes to improve the human condition have failed&quot;,&quot;author&quot;:[{&quot;family&quot;:&quot;Scott&quot;,&quot;given&quot;:&quot;James C&quot;}],&quot;issued&quot;:{&quot;date-parts&quot;:[[&quot;1998&quot;]]}}}],&quot;schema&quot;:&quot;https://github.com/citation-style-language/schema/raw/master/csl-citation.json&quot;} RNDgjagqo3jsxCsp"/>(Scott, 1998)<text:reference-mark-end text:name="ZOTERO_ITEM CSL_CITATION {&quot;citationID&quot;:&quot;WBsPLHD3&quot;,&quot;properties&quot;:{&quot;unsorted&quot;:false,&quot;formattedCitation&quot;:&quot;(Scott, 1998)&quot;,&quot;plainCitation&quot;:&quot;(Scott, 1998)&quot;,&quot;noteIndex&quot;:0},&quot;citationItems&quot;:[{&quot;id&quot;:5141,&quot;uris&quot;:[&quot;http://zotero.org/users/3369203/items/M5UD4M8U&quot;],&quot;itemData&quot;:{&quot;id&quot;:5141,&quot;type&quot;:&quot;book&quot;,&quot;citation-key&quot;:&quot;scottSeeingStateHow1998&quot;,&quot;publisher&quot;:&quot;Yale University Press&quot;,&quot;publisher-place&quot;:&quot;New Haven, CT&quot;,&quot;title&quot;:&quot;Seeing like a state: How certain schemes to improve the human condition have failed&quot;,&quot;author&quot;:[{&quot;family&quot;:&quot;Scott&quot;,&quot;given&quot;:&quot;James C&quot;}],&quot;issued&quot;:{&quot;date-parts&quot;:[[&quot;1998&quot;]]}}}],&quot;schema&quot;:&quot;https://github.com/citation-style-language/schema/raw/master/csl-citation.json&quot;} RNDgjagqo3jsxCsp"/> yes we can do this <text:reference-mark-start text:name="ZOTERO_ITEM CSL_CITATION {&quot;citationID&quot;:&quot;fRlL4Vh8&quot;,&quot;properties&quot;:{&quot;unsorted&quot;:false,&quot;formattedCitation&quot;:&quot;(Veale, 2024)&quot;,&quot;plainCitation&quot;:&quot;(Veale, 2024)&quot;,&quot;noteIndex&quot;:0},&quot;citationItems&quot;:[{&quot;id&quot;:179,&quot;uris&quot;:[&quot;http://zotero.org/users/3369203/items/JWMGT6RQ&quot;],&quot;itemData&quot;:{&quot;id&quot;:179,&quot;type&quot;:&quot;chapter&quot;,&quot;abstract&quot;:&quot;This chapter reviews the Law Enforcement Directive (LED), which states that logs should be used solely for the verification of the lawfulness of processing, self-monitoring, ensuring the integrity and security of the personal data, and for criminal proceedings. It considers the logging and review of logs as an important part of the computer security required by clause 4(1)(f) LED. The LED’s logging provisions in the Netherlands under Article 25 LED are used to introduce real-time systems to monitor police use of data and detect misuse. The chapter details how logging can support internal accountability. Logging may support data minimisation efforts by evidencing the frequency of use of data and informing retention periods or collection scope.&quot;,&quot;citation-key&quot;:&quot;vealeArticle25Logging2024&quot;,&quot;container-title&quot;:&quot;The EU Law Enforcement Directive (LED): A Commentary&quot;,&quot;DOI&quot;:&quot;10.1093/law/9780192855220.003.0025&quot;,&quot;edition&quot;:&quot;1&quot;,&quot;ISBN&quot;:&quot;978-0-19-285522-0&quot;,&quot;page&quot;:&quot;0&quot;,&quot;publisher&quot;:&quot;Oxford University Press&quot;,&quot;publisher-place&quot;:&quot;Oxford&quot;,&quot;source&quot;:&quot;Silverchair&quot;,&quot;title&quot;:&quot;Article 25: Logging&quot;,&quot;URL&quot;:&quot;https://doi.org/10.1093/law/9780192855220.003.0025&quot;,&quot;author&quot;:[{&quot;family&quot;:&quot;Veale&quot;,&quot;given&quot;:&quot;Michael&quot;}],&quot;editor&quot;:[{&quot;family&quot;:&quot;Kosta&quot;,&quot;given&quot;:&quot;Eleni&quot;},{&quot;family&quot;:&quot;Boehm&quot;,&quot;given&quot;:&quot;Franziska&quot;}],&quot;accessed&quot;:{&quot;date-parts&quot;:[[&quot;2024&quot;,10,13]]},&quot;issued&quot;:{&quot;date-parts&quot;:[[&quot;2024&quot;]]}}}],&quot;schema&quot;:&quot;https://github.com/citation-style-language/schema/raw/master/csl-citation.json&quot;} RND58L5XrM4ebbr4"/>(Veale, 2024)<text:reference-mark-end text:name="ZOTERO_ITEM CSL_CITATION {&quot;citationID&quot;:&quot;fRlL4Vh8&quot;,&quot;properties&quot;:{&quot;unsorted&quot;:false,&quot;formattedCitation&quot;:&quot;(Veale, 2024)&quot;,&quot;plainCitation&quot;:&quot;(Veale, 2024)&quot;,&quot;noteIndex&quot;:0},&quot;citationItems&quot;:[{&quot;id&quot;:179,&quot;uris&quot;:[&quot;http://zotero.org/users/3369203/items/JWMGT6RQ&quot;],&quot;itemData&quot;:{&quot;id&quot;:179,&quot;type&quot;:&quot;chapter&quot;,&quot;abstract&quot;:&quot;This chapter reviews the Law Enforcement Directive (LED), which states that logs should be used solely for the verification of the lawfulness of processing, self-monitoring, ensuring the integrity and security of the personal data, and for criminal proceedings. It considers the logging and review of logs as an important part of the computer security required by clause 4(1)(f) LED. The LED’s logging provisions in the Netherlands under Article 25 LED are used to introduce real-time systems to monitor police use of data and detect misuse. The chapter details how logging can support internal accountability. Logging may support data minimisation efforts by evidencing the frequency of use of data and informing retention periods or collection scope.&quot;,&quot;citation-key&quot;:&quot;vealeArticle25Logging2024&quot;,&quot;container-title&quot;:&quot;The EU Law Enforcement Directive (LED): A Commentary&quot;,&quot;DOI&quot;:&quot;10.1093/law/9780192855220.003.0025&quot;,&quot;edition&quot;:&quot;1&quot;,&quot;ISBN&quot;:&quot;978-0-19-285522-0&quot;,&quot;page&quot;:&quot;0&quot;,&quot;publisher&quot;:&quot;Oxford University Press&quot;,&quot;publisher-place&quot;:&quot;Oxford&quot;,&quot;source&quot;:&quot;Silverchair&quot;,&quot;title&quot;:&quot;Article 25: Logging&quot;,&quot;URL&quot;:&quot;https://doi.org/10.1093/law/9780192855220.003.0025&quot;,&quot;author&quot;:[{&quot;family&quot;:&quot;Veale&quot;,&quot;given&quot;:&quot;Michael&quot;}],&quot;editor&quot;:[{&quot;family&quot;:&quot;Kosta&quot;,&quot;given&quot;:&quot;Eleni&quot;},{&quot;family&quot;:&quot;Boehm&quot;,&quot;given&quot;:&quot;Franziska&quot;}],&quot;accessed&quot;:{&quot;date-parts&quot;:[[&quot;2024&quot;,10,13]]},&quot;issued&quot;:{&quot;date-parts&quot;:[[&quot;2024&quot;]]}}}],&quot;schema&quot;:&quot;https://github.com/citation-style-language/schema/raw/master/csl-citation.json&quot;} RND58L5XrM4ebbr4"/> </text:p>
      <text:p text:style-name="Standard"/>
      <text:p text:style-name="Standard">Yes I think so </text:p>
      <text:p text:style-name="Standard"><text:reference-mark-start text:name="ZOTERO_ITEM CSL_CITATION {&quot;citationID&quot;:&quot;3mknNITX&quot;,&quot;properties&quot;:{&quot;unsorted&quot;:false,&quot;formattedCitation&quot;:&quot;(Veale, 2025)&quot;,&quot;plainCitation&quot;:&quot;(Veale, 2025)&quot;,&quot;noteIndex&quot;:0},&quot;citationItems&quot;:[{&quot;id&quot;:185,&quot;uris&quot;:[&quot;http://zotero.org/users/3369203/items/ST93TWDX&quot;],&quot;itemData&quot;:{&quot;id&quot;:185,&quot;type&quot;:&quot;chapter&quot;,&quot;abstract&quot;:&quot;Covid-19 saw states creating and repurposing informational infrastructures to manage\npopulations and in turn, the pandemic. In this chapter, I consider how these infrastructures played\nout in their legal contexts. I show how while privacy regimes, where they existed, largely remained\napplicable, particular technologies reshaped the privacy landscape and at times, pushed at the\nboundaries of the legal system. States seeking to use telecommunications data to shape behaviour\nfaced significant legal challenges as courts struck down a range of instruments, although some\npowers proved nebulous and hard to challenge. Digital contact tracing apps showcased a different\ndynamic, as the architecture of these systems — whether centralised or decentralised — shaped legal\nresponses. Not all is gloomy however — insofar as the pandemic made information technology a\npolitical focus for legislators and citizens, this may bode well for future law-making and\ngovernance.&quot;,&quot;citation-key&quot;:&quot;vealePrivacyInformationalInfrastructures2024&quot;,&quot;container-title&quot;:&quot;Comparing Covid Laws: A Critical Global Survey&quot;,&quot;language&quot;:&quot;eng&quot;,&quot;publisher&quot;:&quot;Oxford University Press&quot;,&quot;publisher-place&quot;:&quot;Oxford, UK&quot;,&quot;source&quot;:&quot;discovery.ucl.ac.uk&quot;,&quot;title&quot;:&quot;Privacy, Informational Infrastructures and Covid-19: Comparative Legal Responses&quot;,&quot;title-short&quot;:&quot;Privacy, Informational Infrastructures and Covid-19&quot;,&quot;URL&quot;:&quot;https://academic.oup.com/&quot;,&quot;author&quot;:[{&quot;family&quot;:&quot;Veale&quot;,&quot;given&quot;:&quot;Michael&quot;}],&quot;editor&quot;:[{&quot;family&quot;:&quot;King&quot;,&quot;given&quot;:&quot;Jeff&quot;},{&quot;family&quot;:&quot;Luiz Motta Ferraz&quot;,&quot;given&quot;:&quot;Octávio&quot;}],&quot;accessed&quot;:{&quot;date-parts&quot;:[[&quot;2024&quot;,2,22]]},&quot;issued&quot;:{&quot;date-parts&quot;:[[&quot;2025&quot;]]}}}],&quot;schema&quot;:&quot;https://github.com/citation-style-language/schema/raw/master/csl-citation.json&quot;} RNDlg8zfE3rv1kTd"/>(Veale, 2025)<text:reference-mark-end text:name="ZOTERO_ITEM CSL_CITATION {&quot;citationID&quot;:&quot;3mknNITX&quot;,&quot;properties&quot;:{&quot;unsorted&quot;:false,&quot;formattedCitation&quot;:&quot;(Veale, 2025)&quot;,&quot;plainCitation&quot;:&quot;(Veale, 2025)&quot;,&quot;noteIndex&quot;:0},&quot;citationItems&quot;:[{&quot;id&quot;:185,&quot;uris&quot;:[&quot;http://zotero.org/users/3369203/items/ST93TWDX&quot;],&quot;itemData&quot;:{&quot;id&quot;:185,&quot;type&quot;:&quot;chapter&quot;,&quot;abstract&quot;:&quot;Covid-19 saw states creating and repurposing informational infrastructures to manage\npopulations and in turn, the pandemic. In this chapter, I consider how these infrastructures played\nout in their legal contexts. I show how while privacy regimes, where they existed, largely remained\napplicable, particular technologies reshaped the privacy landscape and at times, pushed at the\nboundaries of the legal system. States seeking to use telecommunications data to shape behaviour\nfaced significant legal challenges as courts struck down a range of instruments, although some\npowers proved nebulous and hard to challenge. Digital contact tracing apps showcased a different\ndynamic, as the architecture of these systems — whether centralised or decentralised — shaped legal\nresponses. Not all is gloomy however — insofar as the pandemic made information technology a\npolitical focus for legislators and citizens, this may bode well for future law-making and\ngovernance.&quot;,&quot;citation-key&quot;:&quot;vealePrivacyInformationalInfrastructures2024&quot;,&quot;container-title&quot;:&quot;Comparing Covid Laws: A Critical Global Survey&quot;,&quot;language&quot;:&quot;eng&quot;,&quot;publisher&quot;:&quot;Oxford University Press&quot;,&quot;publisher-place&quot;:&quot;Oxford, UK&quot;,&quot;source&quot;:&quot;discovery.ucl.ac.uk&quot;,&quot;title&quot;:&quot;Privacy, Informational Infrastructures and Covid-19: Comparative Legal Responses&quot;,&quot;title-short&quot;:&quot;Privacy, Informational Infrastructures and Covid-19&quot;,&quot;URL&quot;:&quot;https://academic.oup.com/&quot;,&quot;author&quot;:[{&quot;family&quot;:&quot;Veale&quot;,&quot;given&quot;:&quot;Michael&quot;}],&quot;editor&quot;:[{&quot;family&quot;:&quot;King&quot;,&quot;given&quot;:&quot;Jeff&quot;},{&quot;family&quot;:&quot;Luiz Motta Ferraz&quot;,&quot;given&quot;:&quot;Octávio&quot;}],&quot;accessed&quot;:{&quot;date-parts&quot;:[[&quot;2024&quot;,2,22]]},&quot;issued&quot;:{&quot;date-parts&quot;:[[&quot;2025&quot;]]}}}],&quot;schema&quot;:&quot;https://github.com/citation-style-language/schema/raw/master/csl-citation.json&quot;} RNDlg8zfE3rv1kTd"/></text:p>
      <text:p text:style-name="Standard"/>
      <text:section text:style-name="Sect1" text:name="ZOTERO_BIBL {&quot;uncited&quot;:[],&quot;omitted&quot;:[],&quot;custom&quot;:[]} CSL_BIBLIOGRAPHY RNDnOZJaqB8gvqHl">
        <text:p text:style-name="Bibliography_20_1">Scott, J.C., 1998. Seeing like a state: How certain schemes to improve the human condition have failed. Yale University Press, New Haven, CT.</text:p>
        <text:p text:style-name="Bibliography_20_1">Veale, M., 2025. Privacy, Informational Infrastructures and Covid-19: Comparative Legal Responses, in: King, J., Luiz Motta Ferraz, O. (Eds.), Comparing Covid Laws: A Critical Global Survey. Oxford University Press, Oxford, UK.</text:p>
        <text:p text:style-name="Bibliography_20_1">Veale, M., 2024. Article 25: Logging, in: Kosta, E., Boehm, F. (Eds.), The EU Law Enforcement Directive (LED): A Commentary. Oxford University Press, Oxford, p. 0. https://doi.org/10.1093/law/9780192855220.003.002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08:46:13.951555000</meta:creation-date>
    <dc:date>2026-03-29T18:14:25.351082330</dc:date>
    <meta:editing-duration>PT1H24M10S</meta:editing-duration>
    <meta:editing-cycles>34</meta:editing-cycles>
    <meta:generator>Collabora_Office/25.04.9.4$Linux_AARCH64 LibreOffice_project/bbf180856f1919e69a04fdf6175ff4f11f52e1db</meta:generator>
    <meta:document-statistic meta:table-count="0" meta:image-count="0" meta:object-count="0" meta:page-count="1" meta:paragraph-count="6" meta:word-count="96" meta:character-count="657" meta:non-whitespace-character-count="565"/>
    <meta:user-defined meta:name="ZOTERO_PREF_1">&lt;data data-version="3" zotero-version="8.0.5"&gt;&lt;session id="MTmgH63x"/&gt;&lt;style id="http://www.zotero.org/styles/elsevier-harvard" hasBibliography="1" bibliographyStyleHasBeenSet="1"/&gt;&lt;prefs&gt;&lt;pref name="fieldType" value="ReferenceMark"/&gt;&lt;/prefs&gt;&lt;/data&gt;</meta:user-defined>
  </office:meta>
</office:document-meta>
</file>